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1" style:family="table">
      <style:table-properties style:width="17.59cm" table:align="left"/>
    </style:style>
    <style:style style:name="Tabla1.A" style:family="table-column">
      <style:table-column-properties style:column-width="2.35cm"/>
    </style:style>
    <style:style style:name="Tabla1.B" style:family="table-column">
      <style:table-column-properties style:column-width="2.925cm"/>
    </style:style>
    <style:style style:name="Tabla1.C" style:family="table-column">
      <style:table-column-properties style:column-width="12.315cm"/>
    </style:style>
    <style:style style:name="Tabla1.A1" style:family="table-cell">
      <style:table-cell-properties style:vertical-align="middle" fo:padding="0.049cm" fo:border="none"/>
    </style:style>
    <style:style style:name="P1" style:family="paragraph" style:parent-style-name="Heading_20_1">
      <style:paragraph-properties fo:text-align="justify" style:justify-single-word="false"/>
      <style:text-properties officeooo:rsid="000fd161" officeooo:paragraph-rsid="000fd161"/>
    </style:style>
    <style:style style:name="P2" style:family="paragraph" style:parent-style-name="Heading_20_1">
      <style:paragraph-properties fo:text-align="justify" style:justify-single-word="false"/>
      <style:text-properties style:text-underline-style="none" officeooo:rsid="000fd161" officeooo:paragraph-rsid="000fd161"/>
    </style:style>
    <style:style style:name="P3" style:family="paragraph" style:parent-style-name="Heading_20_2">
      <style:paragraph-properties fo:text-align="justify" style:justify-single-word="false"/>
    </style:style>
    <style:style style:name="P4" style:family="paragraph" style:parent-style-name="Heading_20_3">
      <style:paragraph-properties fo:text-align="justify" style:justify-single-word="false"/>
      <style:text-properties officeooo:rsid="000fd161" officeooo:paragraph-rsid="000fd161"/>
    </style:style>
    <style:style style:name="P5" style:family="paragraph" style:parent-style-name="Heading_20_3">
      <style:paragraph-properties fo:text-align="justify" style:justify-single-word="false"/>
    </style:style>
    <style:style style:name="P6" style:family="paragraph" style:parent-style-name="Standard">
      <style:paragraph-properties fo:text-align="justify" style:justify-single-word="false"/>
      <style:text-properties officeooo:rsid="000e67b7" officeooo:paragraph-rsid="000e67b7"/>
    </style:style>
    <style:style style:name="P7" style:family="paragraph" style:parent-style-name="Standard">
      <style:paragraph-properties fo:text-align="justify" style:justify-single-word="false"/>
      <style:text-properties officeooo:rsid="000d8278" officeooo:paragraph-rsid="000d8278"/>
    </style:style>
    <style:style style:name="P8" style:family="paragraph" style:parent-style-name="Standard" style:list-style-name="L10">
      <style:paragraph-properties fo:text-align="justify" style:justify-single-word="false"/>
      <style:text-properties officeooo:paragraph-rsid="000e67b7"/>
    </style:style>
    <style:style style:name="P9" style:family="paragraph" style:parent-style-name="Table_20_Contents">
      <style:paragraph-properties fo:text-align="justify" style:justify-single-word="false"/>
      <style:text-properties fo:font-weight="bold" officeooo:rsid="000d8278" officeooo:paragraph-rsid="000d8278" style:font-weight-asian="bold" style:font-weight-complex="bold"/>
    </style:style>
    <style:style style:name="P10" style:family="paragraph" style:parent-style-name="Table_20_Contents">
      <style:paragraph-properties fo:text-align="justify" style:justify-single-word="false"/>
      <style:text-properties fo:font-weight="bold" style:font-weight-asian="bold" style:font-weight-complex="bold"/>
    </style:style>
    <style:style style:name="P11" style:family="paragraph" style:parent-style-name="Table_20_Contents">
      <style:paragraph-properties fo:text-align="justify" style:justify-single-word="false"/>
    </style:style>
    <style:style style:name="P12" style:family="paragraph" style:parent-style-name="Table_20_Contents">
      <style:paragraph-properties fo:text-align="justify" style:justify-single-word="false"/>
      <style:text-properties officeooo:paragraph-rsid="000d8278"/>
    </style:style>
    <style:style style:name="P13" style:family="paragraph" style:parent-style-name="Table_20_Heading">
      <style:paragraph-properties fo:text-align="justify" style:justify-single-word="false"/>
    </style:style>
    <style:style style:name="P14" style:family="paragraph" style:parent-style-name="Text_20_body">
      <style:paragraph-properties fo:text-align="justify" style:justify-single-word="false"/>
      <style:text-properties officeooo:rsid="000fd161" officeooo:paragraph-rsid="000fd161"/>
    </style:style>
    <style:style style:name="P15" style:family="paragraph" style:parent-style-name="Text_20_body" style:list-style-name="L11"/>
    <style:style style:name="P16" style:family="paragraph" style:parent-style-name="Text_20_body" style:list-style-name="L11">
      <style:paragraph-properties fo:margin-top="0cm" fo:margin-bottom="0cm" style:contextual-spacing="false"/>
    </style:style>
    <style:style style:name="P17" style:family="paragraph" style:parent-style-name="Text_20_body" style:list-style-name="L12"/>
    <style:style style:name="P18" style:family="paragraph" style:parent-style-name="Text_20_body" style:list-style-name="L12">
      <style:paragraph-properties fo:margin-top="0cm" fo:margin-bottom="0cm" style:contextual-spacing="false"/>
    </style:style>
    <style:style style:name="P19" style:family="paragraph" style:parent-style-name="Text_20_body" style:list-style-name="L13"/>
    <style:style style:name="P20" style:family="paragraph" style:parent-style-name="Text_20_body" style:list-style-name="L13">
      <style:paragraph-properties fo:margin-top="0cm" fo:margin-bottom="0cm" style:contextual-spacing="false"/>
    </style:style>
    <style:style style:name="P21" style:family="paragraph" style:parent-style-name="Text_20_body">
      <style:paragraph-properties fo:text-align="justify" style:justify-single-word="false"/>
      <style:text-properties style:text-underline-style="none" officeooo:rsid="000fd161" officeooo:paragraph-rsid="000fd161"/>
    </style:style>
    <style:style style:name="P22" style:family="paragraph" style:parent-style-name="Text_20_body">
      <style:paragraph-properties fo:text-align="justify" style:justify-single-word="false"/>
    </style:style>
    <style:style style:name="P23" style:family="paragraph" style:parent-style-name="Text_20_body" style:list-style-name="L14">
      <style:paragraph-properties fo:margin-top="0cm" fo:margin-bottom="0cm" style:contextual-spacing="false" fo:text-align="justify" style:justify-single-word="false"/>
    </style:style>
    <style:style style:name="P24" style:family="paragraph" style:parent-style-name="Text_20_body" style:list-style-name="L14">
      <style:paragraph-properties fo:text-align="justify" style:justify-single-word="false"/>
    </style:style>
    <style:style style:name="P25" style:family="paragraph" style:parent-style-name="Text_20_body" style:list-style-name="L15">
      <style:paragraph-properties fo:margin-top="0cm" fo:margin-bottom="0cm" style:contextual-spacing="false" fo:text-align="justify" style:justify-single-word="false"/>
    </style:style>
    <style:style style:name="P26" style:family="paragraph" style:parent-style-name="Text_20_body" style:list-style-name="L15">
      <style:paragraph-properties fo:text-align="justify" style:justify-single-word="false"/>
    </style:style>
    <style:style style:name="P27" style:family="paragraph" style:parent-style-name="Text_20_body" style:list-style-name="L16">
      <style:paragraph-properties fo:margin-top="0cm" fo:margin-bottom="0cm" style:contextual-spacing="false" fo:text-align="justify" style:justify-single-word="false"/>
    </style:style>
    <style:style style:name="P28" style:family="paragraph" style:parent-style-name="Text_20_body" style:list-style-name="L16">
      <style:paragraph-properties fo:text-align="justify" style:justify-single-word="false"/>
    </style:style>
    <style:style style:name="P29" style:family="paragraph" style:parent-style-name="Text_20_body" style:list-style-name="L1">
      <style:paragraph-properties fo:text-align="justify" style:justify-single-word="false"/>
    </style:style>
    <style:style style:name="P30" style:family="paragraph" style:parent-style-name="Text_20_body" style:list-style-name="L2">
      <style:paragraph-properties fo:text-align="justify" style:justify-single-word="false"/>
    </style:style>
    <style:style style:name="P31" style:family="paragraph" style:parent-style-name="Text_20_body" style:list-style-name="L3">
      <style:paragraph-properties fo:text-align="justify" style:justify-single-word="false"/>
    </style:style>
    <style:style style:name="P32" style:family="paragraph" style:parent-style-name="Text_20_body" style:list-style-name="L4">
      <style:paragraph-properties fo:text-align="justify" style:justify-single-word="false"/>
    </style:style>
    <style:style style:name="P33" style:family="paragraph" style:parent-style-name="Text_20_body" style:list-style-name="L5">
      <style:paragraph-properties fo:text-align="justify" style:justify-single-word="false"/>
    </style:style>
    <style:style style:name="P34" style:family="paragraph" style:parent-style-name="Text_20_body" style:list-style-name="L6">
      <style:paragraph-properties fo:text-align="justify" style:justify-single-word="false"/>
    </style:style>
    <style:style style:name="P35" style:family="paragraph" style:parent-style-name="Text_20_body" style:list-style-name="L8">
      <style:paragraph-properties fo:margin-top="0cm" fo:margin-bottom="0cm" style:contextual-spacing="false" fo:text-align="justify" style:justify-single-word="false"/>
    </style:style>
    <style:style style:name="P36" style:family="paragraph" style:parent-style-name="Text_20_body" style:list-style-name="L9">
      <style:paragraph-properties fo:text-align="justify" style:justify-single-word="false"/>
    </style:style>
    <style:style style:name="T1" style:family="text">
      <style:text-properties officeooo:rsid="000d8278"/>
    </style:style>
    <style:style style:name="T2" style:family="text">
      <style:text-properties fo:font-variant="normal" fo:text-transform="none" fo:color="#222222" loext:opacity="100%" style:font-name="Arial" fo:font-size="9.75pt" fo:letter-spacing="normal" fo:font-style="normal" fo:font-weight="normal"/>
    </style:style>
    <style:style style:name="T3" style:family="text">
      <style:text-properties officeooo:rsid="000e67b7"/>
    </style:style>
    <style:style style:name="T4" style:family="text">
      <style:text-properties style:text-underline-style="solid" style:text-underline-width="auto" style:text-underline-color="font-color"/>
    </style:style>
    <style:style style:name="T5" style:family="text"/>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Strong_20_Emphasis">Marco Contextual</text:span></text:h>
      <text:h text:style-name="P3" text:outline-level="2"><text:span text:style-name="Strong_20_Emphasis">1. Contexto General del Problema</text:span></text:h>
      <text:p text:style-name="P22">Las mordeduras de serpiente representan un problema de salud pública en diversas regiones del mundo, especialmente en zonas rurales donde el acceso a tratamiento oportuno es limitado. En México, existen múltiples especies de serpientes venenosas que representan un riesgo para la población, especialmente en estados con alta biodiversidad como Oaxaca. Según Castro et al. (2020), los accidentes ofídicos en México requieren una respuesta inmediata con suero antiofídico o antiviperino, cuyo suministro adecuado es fundamental para evitar complicaciones severas o la muerte del paciente.</text:p>
      <text:p text:style-name="P22">A pesar de la existencia de estos antídotos, su disponibilidad en los centros de salud no siempre es óptima. Factores como la distribución irregular, problemas de almacenamiento y la falta de un sistema eficiente de monitoreo pueden generar desabastecimientos o pérdidas por vencimiento. Por ello, contar con un sistema de gestión adecuado resulta crucial para garantizar una atención eficaz en situaciones de emergencia.</text:p>
      <text:p text:style-name="P22">En Oaxaca, las mordeduras de serpientes venenosas son un problema recurrente de salud pública, con especies como <text:span text:style-name="Emphasis">Crotalus</text:span> y <text:span text:style-name="Emphasis">Micrurus</text:span> representando un riesgo considerable. Según un informe de RedTox (2024), la incidencia de mordeduras en la región es significativa, especialmente en los meses de primavera y verano, lo que subraya la necesidad urgente de mejorar los sistemas de distribución y gestión de antiviperinos en zonas de alta vulnerabilidad, como áreas rurales de Oaxaca. </text:p>
      <text:h text:style-name="P3" text:outline-level="2"><text:span text:style-name="Strong_20_Emphasis">2. Contexto Institucional y Geográfico</text:span></text:h>
      <text:p text:style-name="P22">En México, el manejo de los antiviperinos depende en gran medida de la Secretaría de Salud, la cual distribuye estos insumos a hospitales y centros de salud en función de la demanda epidemiológica. Sin embargo, en regiones rurales como Oaxaca, donde la incidencia de mordeduras es alta, el acceso a estos antídotos puede ser limitado. Según Fernández de Gamarra Martínez et al. (2016), en Cataluña se han presentado problemas similares, lo que llevó a la creación de una <text:span text:style-name="Strong_20_Emphasis">Red de Antídotos</text:span>, un sistema que permite a los hospitales gestionar de manera eficiente la disponibilidad de estos medicamentos en función de su ubicación y demanda.</text:p>
      <text:p text:style-name="P22">La implementación de un <text:span text:style-name="Strong_20_Emphasis">sistema de monitoreo centralizado</text:span> permitiría mejorar la distribución de antiviperinos, optimizando su almacenamiento y disponibilidad en los centros de salud estratégicos. Este problema no es exclusivo de México, sino que afecta a múltiples regiones donde la falta de un sistema eficaz ha generado problemas en la respuesta ante emergencias toxicológicas.</text:p>
      <text:h text:style-name="P3" text:outline-level="2"><text:span text:style-name="Strong_20_Emphasis">3. Contexto Tecnológico</text:span></text:h>
      <text:p text:style-name="P22">El control de inventarios en muchos hospitales y centros de salud sigue realizándose de manera manual o mediante sistemas poco eficientes, lo que puede generar pérdidas de insumos por errores humanos, duplicación de registros o falta de actualización en tiempo real. En Cataluña, por ejemplo, se ha <text:soft-page-break/>implementado una herramienta de monitoreo digital para mejorar la disponibilidad de antídotos, permitiendo la comunicación entre hospitales y la gestión de préstamos en caso de emergencia (Fernández de Gamarra Martínez et al., 2016).</text:p>
      <text:p text:style-name="P22">El desarrollo de un <text:span text:style-name="Strong_20_Emphasis">prototipo de gestor de antiviperinos</text:span> busca explorar la viabilidad de una solución tecnológica que permita el control centralizado de estos antídotos, garantizando su adecuada distribución y almacenamiento. Un prototipo bien diseñado puede servir como base para futuras implementaciones en el sector salud.</text:p>
      <text:h text:style-name="P3" text:outline-level="2"><text:span text:style-name="Strong_20_Emphasis">4. Justificación del Prototipo dentro del Contexto</text:span></text:h>
      <text:p text:style-name="P22">El desarrollo de un <text:span text:style-name="Strong_20_Emphasis">prototipo de gestor de antiviperinos</text:span> es una respuesta a la necesidad de contar con un sistema eficiente que permita el control y monitoreo de estos antídotos en tiempo real. Este proyecto no solo facilitaría la gestión de inventarios, sino que también contribuiría a reducir la pérdida de insumos por vencimiento y mejorar la distribución de los antiviperinos en función de la demanda epidemiológica.</text:p>
      <text:p text:style-name="P22">Además, investigaciones como las de Perezgrovas Garza y Sedano Quirarte (2019) han demostrado la importancia de la interacción humano-animal en el contexto de la biodiversidad mexicana, lo que refuerza la necesidad de contar con herramientas tecnológicas que permitan responder de manera eficiente a los riesgos asociados con la fauna silvestre.</text:p>
      <text:p text:style-name="P22">Este <text:span text:style-name="Strong_20_Emphasis">prototipo</text:span> permitirá evaluar la viabilidad de un sistema digital para la gestión de antiviperinos, sirviendo como base para futuras implementaciones a nivel institucional. Al enfocarse en la fase de <text:span text:style-name="Strong_20_Emphasis">prototipado</text:span>, se minimizan costos y riesgos antes de una implementación completa.</text:p>
      <text:p text:style-name="P14"/>
      <text:h text:style-name="P4" text:outline-level="3">Antecedentes </text:h>
      <text:h text:style-name="P4" text:outline-level="3"><text:span text:style-name="Strong_20_Emphasis">Serpientes venenosas en México: una revisión al estudio de los venenos, los antivenenos y la epidemiología</text:span></text:h>
      <text:p text:style-name="P22">Castro et al. (2020) analizan las principales especies de serpientes venenosas en México y los efectos de sus venenos en el organismo humano. También revisan los avances en la producción de antivenenos y los desafíos en su distribución. La información epidemiológica presentada en este trabajo es relevante para comprender la necesidad de un sistema eficiente de gestión de antiviperinos, ya que permite identificar las regiones con mayor incidencia de mordeduras y, por lo tanto, aquellas que requieren una mejor distribución de estos antídotos.</text:p>
      <text:h text:style-name="P5" text:outline-level="3"><text:span text:style-name="Strong_20_Emphasis">Disponibilidad de antiviperinos en Cataluña</text:span></text:h>
      <text:p text:style-name="P22">Fernández de Gamarra Martínez et al. (2016) evalúan la gestión y acceso a los antiviperinos en los hospitales de Cataluña. Destacan la importancia de una red de distribución eficiente para garantizar la disponibilidad de antídotos en casos de emergencia. También señalan los problemas asociados con el suministro y la administración de estos medicamentos, lo que resalta la necesidad de herramientas tecnológicas que optimicen su control y monitoreo.</text:p>
      <text:h text:style-name="P5" text:outline-level="3"><text:soft-page-break/><text:span text:style-name="Strong_20_Emphasis">Estudio de la fauna silvestre de México y las interacciones humano-animal</text:span></text:h>
      <text:p text:style-name="P22">Perezgrovas Garza y Sedano Quirarte (2019) ofrecen una visión sobre el uso tradicional de reptiles en México, incluyendo la importancia cultural y terapéutica de algunas especies venenosas. Además, examinan el impacto de la interacción humano-animal en la conservación y manejo de especies silvestres. Estos antecedentes son relevantes porque contextualizan el problema de las mordeduras de serpiente dentro de un marco más amplio, permitiendo comprender la necesidad de mejorar la disponibilidad de antiviperinos en regiones donde el contacto con serpientes es frecuente.</text:p>
      <text:p text:style-name="P14">Reyes-Velasques menciona que la mordedura de una serpiente </text:p>
      <text:h text:style-name="P2" text:outline-level="1"><text:span text:style-name="Strong_20_Emphasis">Marco Teórico</text:span></text:h>
      <text:p text:style-name="P22">El desarrollo de un <text:span text:style-name="Strong_20_Emphasis">prototipo de gestor de antiviperinos</text:span> requiere una base teórica sólida que permita comprender los aspectos científicos, tecnológicos y operativos involucrados. En este apartado se presentan los conceptos fundamentales relacionados con los <text:span text:style-name="Strong_20_Emphasis">antiviperinos</text:span>, la <text:span text:style-name="Strong_20_Emphasis">gestión de inventarios</text:span>, las <text:span text:style-name="Strong_20_Emphasis">tecnologías de monitoreo</text:span> y su aplicabilidad en la optimización del manejo de estos antídotos.</text:p>
      <text:h text:style-name="P3" text:outline-level="2"><text:span text:style-name="Strong_20_Emphasis">1. Antiviperinos y su Importancia en la Salud Pública</text:span></text:h>
      <text:p text:style-name="P22">Los antiviperinos son sueros antiofídicos diseñados para neutralizar el veneno de serpientes venenosas y prevenir complicaciones en pacientes mordidos. Su uso oportuno es crucial para evitar secuelas graves o la muerte del paciente (Castro et al., 2020). La Organización Mundial de la Salud (OMS) reconoce que la falta de disponibilidad de estos antídotos sigue siendo un problema en muchas regiones, especialmente en áreas rurales con alta incidencia de mordeduras de serpiente.</text:p>
      <text:p text:style-name="P22">En México, durante 2023, se reportaron 4,128 casos de mordeduras de serpiente, de los cuales 204 ocurrieron en el Estado de México, ocupando el octavo lugar a nivel nacional (Reyes-Velázquez &amp; Gómez Benitez, 2024). Estos datos resaltan la necesidad de una gestión eficiente de los antiviperinos para garantizar su disponibilidad en las regiones más afectadas.</text:p>
      <text:h text:style-name="P3" text:outline-level="2"><text:span text:style-name="Strong_20_Emphasis">2. Gestión de Inventarios de Antídotos</text:span></text:h>
      <text:p text:style-name="P22">La gestión de inventarios es un proceso clave en cualquier sistema de salud, ya que permite garantizar la disponibilidad de medicamentos y antídotos en función de la demanda epidemiológica. Según Fernández de Gamarra Martínez et al. (2016), una gestión eficiente de antídotos debe considerar factores como:</text:p>
      <text:list text:style-name="L14">
        <text:list-item>
          <text:p text:style-name="P23">Control de stock en tiempo real.</text:p>
        </text:list-item>
        <text:list-item>
          <text:p text:style-name="P23">Predicción de la demanda en función de la incidencia de intoxicaciones.</text:p>
        </text:list-item>
        <text:list-item>
          <text:p text:style-name="P23">Minimización de pérdidas por caducidad.</text:p>
        </text:list-item>
        <text:list-item>
          <text:p text:style-name="P24">Distribución optimizada para reducir tiempos de respuesta ante emergencias.</text:p>
        </text:list-item>
      </text:list>
      <text:p text:style-name="P22">En Cataluña, la implementación de la <text:span text:style-name="Strong_20_Emphasis">Red de Antídotos</text:span>, un sistema digital que permite la comunicación entre hospitales y la localización de antídotos en caso de urgencia, ha mejorado <text:soft-page-break/>significativamente la disponibilidad de estos insumos. Este modelo sirve como referencia para el desarrollo del prototipo de gestión de antiviperinos, ya que evidencia la importancia de un sistema automatizado en la administración de antídotos (Fernández de Gamarra Martínez et al., 2016).</text:p>
      <text:h text:style-name="P3" text:outline-level="2"><text:span text:style-name="Strong_20_Emphasis">3. Tecnologías para el Monitoreo de Inventarios</text:span></text:h>
      <text:p text:style-name="P22">El desarrollo de soluciones tecnológicas para la gestión de inventarios en el sector salud ha avanzado en los últimos años. Actualmente, existen sistemas que integran:</text:p>
      <text:list text:style-name="L15">
        <text:list-item>
          <text:p text:style-name="P25"><text:span text:style-name="Strong_20_Emphasis">Bases de datos centralizadas:</text:span> permiten almacenar y consultar información sobre los niveles de stock en diferentes unidades de salud.</text:p>
        </text:list-item>
        <text:list-item>
          <text:p text:style-name="P25"><text:span text:style-name="Strong_20_Emphasis">Alertas automatizadas:</text:span> notifican a los administradores sobre la necesidad de reposición de insumos.</text:p>
        </text:list-item>
        <text:list-item>
          <text:p text:style-name="P26"><text:span text:style-name="Strong_20_Emphasis">Sistemas en la nube:</text:span> facilitan el acceso remoto a la información del inventario en tiempo real.</text:p>
        </text:list-item>
      </text:list>
      <text:p text:style-name="P22">La aplicación de estos conceptos en la gestión de antiviperinos permitiría mejorar la eficiencia en su control, asegurando su disponibilidad en los centros de salud donde más se necesiten.</text:p>
      <text:h text:style-name="P3" text:outline-level="2"><text:span text:style-name="Strong_20_Emphasis">4. Impacto de la Biodiversidad y las Mordeduras de Serpiente</text:span></text:h>
      <text:p text:style-name="P22">El estudio de Perezgrovas Garza y Sedano Quirarte (2019) resalta la interacción entre humanos y fauna silvestre en México, donde la presencia de serpientes venenosas es frecuente en comunidades rurales. La coexistencia con estas especies resalta la necesidad de contar con sistemas de respuesta rápida ante accidentes ofídicos.</text:p>
      <text:p text:style-name="P22">Además, Reyes-Velázquez y Gómez Benitez (2024) señalan que en el Estado de México se distribuyen 11 especies de serpientes venenosas de los géneros <text:span text:style-name="Emphasis">Crotalus</text:span> y <text:span text:style-name="Emphasis">Micrurus</text:span>, lo que incrementa la probabilidad de encuentros entre humanos y serpientes, y, por ende, la importancia de una respuesta médica oportuna.</text:p>
      <text:h text:style-name="P3" text:outline-level="2"><text:span text:style-name="Strong_20_Emphasis">5. Justificación del Prototipo dentro del Marco Teórico</text:span></text:h>
      <text:p text:style-name="P22">Basado en los conceptos anteriores, el <text:span text:style-name="Strong_20_Emphasis">prototipo de gestor de antiviperinos</text:span> se fundamenta en:</text:p>
      <text:list text:style-name="L16">
        <text:list-item>
          <text:p text:style-name="P27">La necesidad de <text:span text:style-name="Strong_20_Emphasis">un sistema de monitoreo eficiente</text:span> que garantice la disponibilidad de estos antídotos.</text:p>
        </text:list-item>
        <text:list-item>
          <text:p text:style-name="P27">La aplicación de <text:span text:style-name="Strong_20_Emphasis">tecnologías de gestión de inventarios</text:span> para mejorar el control y distribución de los antiviperinos.</text:p>
        </text:list-item>
        <text:list-item>
          <text:p text:style-name="P28">La experiencia previa en <text:span text:style-name="Strong_20_Emphasis">redes de antídotos</text:span>, como la implementada en Cataluña, que demuestra la viabilidad de un sistema digital para la optimización de estos recursos.</text:p>
        </text:list-item>
      </text:list>
      <text:p text:style-name="P22">El desarrollo del prototipo permitirá evaluar la funcionalidad de estas tecnologías antes de una implementación completa, asegurando que el sistema cumpla con los requerimientos del sector salud.</text:p>
      <text:p text:style-name="P21"><text:span text:style-name="Strong_20_Emphasis"><text:span text:style-name="T4"/></text:span></text:p>
      <text:h text:style-name="P5" text:outline-level="3"><text:soft-page-break/>Planteamiento del problema</text:h>
      <text:p text:style-name="P22">La Secretaría de Salud de Oaxaca enfrenta grandes desafíos en la administración de inventarios de antiviperinos debido a la falta de un sistema centralizado y automatizado que permita el monitoreo en tiempo real de su disponibilidad en los centros de salud. Esto se traduce en problemas como:</text:p>
      <text:list text:style-name="L1">
        <text:list-item>
          <text:p text:style-name="P29">Extravío de productos.</text:p>
        </text:list-item>
        <text:list-item>
          <text:p text:style-name="P29">Vencimiento de inventarios sin uso adecuado.</text:p>
        </text:list-item>
        <text:list-item>
          <text:p text:style-name="P29">Falta de información precisa sobre la ubicación y cantidad de antiviperinos disponibles.</text:p>
        </text:list-item>
      </text:list>
      <text:p text:style-name="P22">La dependencia de procesos manuales para el registro y control incrementa los riesgos de errores humanos, duplicación de datos y pérdida de información relevante para la toma de decisiones oportunas. Este problema afecta directamente la capacidad de respuesta ante emergencias médicas, especialmente en zonas rurales donde las mordeduras de serpiente son frecuentes.</text:p>
      <text:h text:style-name="P5" text:outline-level="3">Pregunta de investigación</text:h>
      <text:p text:style-name="P22">¿Cómo puede un sistema de gestión de inventarios mejorar el control, seguimiento y disponibilidad de antiviperinos en la Secretaría de Salud de Oaxaca, contribuyendo a una respuesta más eficiente ante emergencias de salud en zonas rurales?</text:p>
      <text:h text:style-name="P5" text:outline-level="3">Objeto de estudio</text:h>
      <text:p text:style-name="P22">El objeto de estudio es el desarrollo de un prototipo de aplicación web para la gestión de inventarios de antiviperinos dentro de la Secretaría de Salud del estado de Oaxaca.</text:p>
      <text:h text:style-name="P5" text:outline-level="3">Objetivo General</text:h>
      <text:p text:style-name="P22">Desarrollar un prototipo funcional de aplicación web en Laravel que permita optimizar la gestión de inventarios de antiviperinos, mejorando el control, seguimiento y distribución de estos antídotos, para garantizar su disponibilidad oportuna en las unidades de salud, especialmente en zonas rurales con alta incidencia de mordeduras de serpiente.</text:p>
      <text:h text:style-name="P5" text:outline-level="3">Objetivos Específicos</text:h>
      <text:list text:style-name="L2">
        <text:list-item>
          <text:p text:style-name="P30">Analizar los procesos actuales de gestión de inventarios de antiviperinos en la Secretaría de Salud de Oaxaca para identificar puntos críticos de mejora.</text:p>
        </text:list-item>
        <text:list-item>
          <text:p text:style-name="P30">Diseñar y desarrollar un prototipo de aplicación web en Laravel que centralice y automatice el control de inventarios, integrando funcionalidades como:</text:p>
          <text:list>
            <text:list-item>
              <text:p text:style-name="P30">Seguimiento en tiempo real.</text:p>
            </text:list-item>
            <text:list-item>
              <text:p text:style-name="P30">Generación de alertas automáticas.</text:p>
            </text:list-item>
            <text:list-item>
              <text:p text:style-name="P30">Control de fechas de vencimiento.</text:p>
            </text:list-item>
          </text:list>
        </text:list-item>
        <text:list-item>
          <text:p text:style-name="P30">Evaluar el prototipo mediante pruebas funcionales y de usuario para medir su impacto en la eficiencia del control de inventarios.</text:p>
        </text:list-item>
        <text:list-item>
          <text:p text:style-name="P30"><text:soft-page-break/>Diseñar un plan de capacitación para el personal encargado de su uso, asegurando una adopción efectiva.</text:p>
        </text:list-item>
        <text:list-item>
          <text:p text:style-name="P30">Implementar herramientas para la generación automatizada de reportes, facilitando la toma de decisiones basada en datos confiables y actualizados.</text:p>
        </text:list-item>
      </text:list>
      <text:h text:style-name="P5" text:outline-level="3">Justificación</text:h>
      <text:p text:style-name="P22">La gestión eficiente de inventarios de antiviperinos es crucial para garantizar una respuesta adecuada ante emergencias de salud pública relacionadas con mordeduras de serpientes, especialmente en regiones rurales de Oaxaca donde estos incidentes son frecuentes. Actualmente, los procesos manuales y descentralizados generan:</text:p>
      <text:list text:style-name="L3">
        <text:list-item>
          <text:p text:style-name="P31">Desabastecimientos.</text:p>
        </text:list-item>
        <text:list-item>
          <text:p text:style-name="P31">Pérdida de productos por vencimiento.</text:p>
        </text:list-item>
        <text:list-item>
          <text:p text:style-name="P31">Ineficiencia en la atención médica.</text:p>
        </text:list-item>
      </text:list>
      <text:p text:style-name="P22">La implementación de una aplicación web desarrollada en Laravel ofrece una solución tecnológica para centralizar la gestión de inventarios, automatizar procesos clave y asegurar un monitoreo en tiempo real de los antiviperinos disponibles. Este sistema no solo optimizará la administración de los recursos existentes, sino que también proporcionará herramientas de alerta temprana y reportes automatizados, contribuyendo a:</text:p>
      <text:list text:style-name="L4">
        <text:list-item>
          <text:p text:style-name="P32">Reducir desabastecimientos.</text:p>
        </text:list-item>
        <text:list-item>
          <text:p text:style-name="P32">Mejorar la distribución de los antídotos.</text:p>
        </text:list-item>
        <text:list-item>
          <text:p text:style-name="P32">Incrementar la calidad de atención médica.</text:p>
        </text:list-item>
      </text:list>
      <text:p text:style-name="P22">El proyecto tendrá un impacto directo en la calidad de vida de la población vulnerable y en la capacidad de respuesta de la Secretaría de Salud ante emergencias, fortaleciendo los servicios de salud en comunidades rurales.</text:p>
      <text:h text:style-name="P5" text:outline-level="3">Funcionalidades clave del prototipo</text:h>
      <text:list text:style-name="L5">
        <text:list-item>
          <text:p text:style-name="P33"><text:span text:style-name="Strong_20_Emphasis">Centralización de datos:</text:span> Base de datos relacional para almacenar información sobre disponibilidad, ubicación y fechas de vencimiento de los antiviperinos.</text:p>
        </text:list-item>
        <text:list-item>
          <text:p text:style-name="P33"><text:span text:style-name="Strong_20_Emphasis">Seguimiento en tiempo real:</text:span> Visualización actualizada del inventario disponible en cada unidad de salud.</text:p>
        </text:list-item>
        <text:list-item>
          <text:p text:style-name="P33"><text:span text:style-name="Strong_20_Emphasis">Alertas automatizadas:</text:span> Notificaciones sobre niveles críticos de inventario y productos próximos a vencer.</text:p>
        </text:list-item>
        <text:list-item>
          <text:p text:style-name="P33"><text:span text:style-name="Strong_20_Emphasis">Generación de reportes:</text:span> Análisis de datos y reportes automatizados para toma de decisiones.</text:p>
        </text:list-item>
        <text:list-item>
          <text:p text:style-name="P33"><text:span text:style-name="Strong_20_Emphasis">Interfaz intuitiva:</text:span> Diseño accesible y amigable para facilitar la adopción del sistema.</text:p>
        </text:list-item>
      </text:list>
      <text:h text:style-name="P5" text:outline-level="3"><text:soft-page-break/>Hipótesis</text:h>
      <text:p text:style-name="P22">La implementación de un prototipo de gestión de inventarios de antiviperinos permitirá una mejora significativa en el control, disponibilidad y administración de estos antídotos en la Secretaría de Salud de Oaxaca, al reducir los errores humanos, optimizar el seguimiento del inventario en tiempo real y asegurar un suministro constante en las unidades de salud, especialmente en zonas rurales con alta incidencia de mordeduras de serpiente.</text:p>
      <text:h text:style-name="P5" text:outline-level="3">Metodología</text:h>
      <text:list text:style-name="L6">
        <text:list-item>
          <text:p text:style-name="P34"><text:span text:style-name="Strong_20_Emphasis">Análisis inicial:</text:span></text:p>
          <text:list>
            <text:list-item>
              <text:p text:style-name="P34">Levantamiento de información sobre los procesos actuales.</text:p>
            </text:list-item>
            <text:list-item>
              <text:p text:style-name="P34">Identificación de necesidades y problemas clave.</text:p>
            </text:list-item>
          </text:list>
        </text:list-item>
        <text:list-item>
          <text:p text:style-name="P34"><text:span text:style-name="Strong_20_Emphasis">Diseño del prototipo:</text:span></text:p>
          <text:list>
            <text:list-item>
              <text:p text:style-name="P34">Estructura de la base de datos.</text:p>
            </text:list-item>
            <text:list-item>
              <text:p text:style-name="P34">Desarrollo del backend utilizando Laravel.</text:p>
            </text:list-item>
            <text:list-item>
              <text:p text:style-name="P34">Creación de una interfaz web funcional.</text:p>
            </text:list-item>
          </text:list>
        </text:list-item>
        <text:list-item>
          <text:p text:style-name="P34"><text:span text:style-name="Strong_20_Emphasis">Implementación:</text:span></text:p>
          <text:list>
            <text:list-item>
              <text:p text:style-name="P34">Integración de funcionalidades clave.</text:p>
            </text:list-item>
            <text:list-item>
              <text:p text:style-name="P34">Configuración de alertas automatizadas.</text:p>
            </text:list-item>
            <text:list-item>
              <text:p text:style-name="P34">Pruebas unitarias y de integración.</text:p>
            </text:list-item>
          </text:list>
        </text:list-item>
        <text:list-item>
          <text:p text:style-name="P34"><text:span text:style-name="Strong_20_Emphasis">Evaluación:</text:span></text:p>
          <text:list>
            <text:list-item>
              <text:p text:style-name="P34">Pruebas funcionales con personal de la Secretaría de Salud.</text:p>
            </text:list-item>
            <text:list-item>
              <text:p text:style-name="P34">Recolección de retroalimentación y ajustes.</text:p>
            </text:list-item>
          </text:list>
        </text:list-item>
        <text:list-item>
          <text:p text:style-name="P34"><text:span text:style-name="Strong_20_Emphasis">Capacitación:</text:span></text:p>
          <text:list>
            <text:list-item>
              <text:p text:style-name="P34">Talleres para el personal encargado.</text:p>
            </text:list-item>
            <text:list-item>
              <text:p text:style-name="P34">Manual de uso y mejores prácticas.</text:p>
            </text:list-item>
          </text:list>
        </text:list-item>
      </text:list>
      <text:p text:style-name="P7">Cronograma </text:p>
      <text:p text:style-name="P7"/>
      <table:table table:name="Tabla1" table:style-name="Tabla1">
        <table:table-column table:style-name="Tabla1.A"/>
        <table:table-column table:style-name="Tabla1.B"/>
        <table:table-column table:style-name="Tabla1.C"/>
        <table:table-header-rows>
          <table:table-row>
            <table:table-cell table:style-name="Tabla1.A1" office:value-type="string">
              <text:p text:style-name="P13"><text:span text:style-name="Strong_20_Emphasis">Mes</text:span></text:p>
            </table:table-cell>
            <table:table-cell table:style-name="Tabla1.A1" office:value-type="string">
              <text:p text:style-name="P13"><text:span text:style-name="Strong_20_Emphasis">Actividad</text:span></text:p>
            </table:table-cell>
            <table:table-cell table:style-name="Tabla1.A1" office:value-type="string">
              <text:p text:style-name="P13"><text:span text:style-name="Strong_20_Emphasis">Descripción</text:span></text:p>
            </table:table-cell>
          </table:table-row>
        </table:table-header-rows>
        <table:table-row>
          <table:table-cell table:style-name="Tabla1.A1" office:value-type="string">
            <text:p text:style-name="P9">Octubre</text:p>
          </table:table-cell>
          <table:table-cell table:style-name="Tabla1.A1" office:value-type="string">
            <text:p text:style-name="P9">Selección del tema</text:p>
          </table:table-cell>
          <table:table-cell table:style-name="Tabla1.A1" office:value-type="string">
            <text:p text:style-name="P10"/>
          </table:table-cell>
        </table:table-row>
        <table:table-row>
          <table:table-cell table:style-name="Tabla1.A1" office:value-type="string">
            <text:p text:style-name="P9">Noviembre</text:p>
          </table:table-cell>
          <table:table-cell table:style-name="Tabla1.A1" office:value-type="string">
            <text:p text:style-name="P9">Investigación de antecedentes</text:p>
          </table:table-cell>
          <table:table-cell table:style-name="Tabla1.A1" office:value-type="string">
            <text:p text:style-name="P10"/>
          </table:table-cell>
        </table:table-row>
        <table:table-row>
          <table:table-cell table:style-name="Tabla1.A1" office:value-type="string">
            <text:p text:style-name="P9">Diciembre</text:p>
          </table:table-cell>
          <table:table-cell table:style-name="Tabla1.A1" office:value-type="string">
            <text:p text:style-name="P9">Definición de hipotesis</text:p>
          </table:table-cell>
          <table:table-cell table:style-name="Tabla1.A1" office:value-type="string">
            <text:p text:style-name="P10"/>
          </table:table-cell>
        </table:table-row>
        <text:soft-page-break/>
        <table:table-row>
          <table:table-cell table:style-name="Tabla1.A1" office:value-type="string">
            <text:p text:style-name="P9">Enero</text:p>
          </table:table-cell>
          <table:table-cell table:style-name="Tabla1.A1" office:value-type="string">
            <text:p text:style-name="P9">Selección de marco conceptual//Presentación del anteproyecto </text:p>
          </table:table-cell>
          <table:table-cell table:style-name="Tabla1.A1" office:value-type="string">
            <text:p text:style-name="P10"/>
          </table:table-cell>
        </table:table-row>
        <table:table-row>
          <table:table-cell table:style-name="Tabla1.A1" office:value-type="string">
            <text:p text:style-name="P9">Febrero</text:p>
          </table:table-cell>
          <table:table-cell table:style-name="Tabla1.A1" office:value-type="string">
            <text:p text:style-name="P9">-------------------</text:p>
          </table:table-cell>
          <table:table-cell table:style-name="Tabla1.A1" office:value-type="string">
            <text:p text:style-name="P10">-------------------------------------------------------------------------------------</text:p>
          </table:table-cell>
        </table:table-row>
        <table:table-row>
          <table:table-cell table:style-name="Tabla1.A1" office:value-type="string">
            <text:p text:style-name="P11"><text:span text:style-name="Strong_20_Emphasis">Marzo</text:span></text:p>
          </table:table-cell>
          <table:table-cell table:style-name="Tabla1.A1" office:value-type="string">
            <text:p text:style-name="P12"><text:span text:style-name="Strong_20_Emphasis"><text:span text:style-name="T1">Asignación de requisitos del sistema </text:span></text:span></text:p>
          </table:table-cell>
          <table:table-cell table:style-name="Tabla1.A1" office:value-type="string">
            <text:p text:style-name="P11">Recopilar información sobre la gestión actual de antiviperinos, identificar requisitos del sistema y definir funcionalidades clave.</text:p>
          </table:table-cell>
        </table:table-row>
        <table:table-row>
          <table:table-cell table:style-name="Tabla1.A1" office:value-type="string">
            <text:p text:style-name="P11"><text:span text:style-name="Strong_20_Emphasis">Abril</text:span></text:p>
          </table:table-cell>
          <table:table-cell table:style-name="Tabla1.A1" office:value-type="string">
            <text:p text:style-name="P11"><text:span text:style-name="Strong_20_Emphasis">Diseño del Prototipo</text:span></text:p>
          </table:table-cell>
          <table:table-cell table:style-name="Tabla1.A1" office:value-type="string">
            <text:p text:style-name="P11">Crear wireframes, diagramas de flujo y estructura del sistema. Establecer la interfaz gráfica y definir la base de datos simulada.</text:p>
          </table:table-cell>
        </table:table-row>
        <table:table-row>
          <table:table-cell table:style-name="Tabla1.A1" office:value-type="string">
            <text:p text:style-name="P11"><text:span text:style-name="Strong_20_Emphasis">Mayo</text:span></text:p>
          </table:table-cell>
          <table:table-cell table:style-name="Tabla1.A1" office:value-type="string">
            <text:p text:style-name="P11"><text:span text:style-name="Strong_20_Emphasis">Desarrollo del Prototipo</text:span></text:p>
          </table:table-cell>
          <table:table-cell table:style-name="Tabla1.A1" office:value-type="string">
            <text:p text:style-name="P11">Programar las funcionalidades clave: registro, seguimiento de inventario, alertas y reportes. Refinar la usabilidad y experiencia de usuario.</text:p>
          </table:table-cell>
        </table:table-row>
        <table:table-row>
          <table:table-cell table:style-name="Tabla1.A1" office:value-type="string">
            <text:p text:style-name="P11"><text:span text:style-name="Strong_20_Emphasis">Junio</text:span></text:p>
          </table:table-cell>
          <table:table-cell table:style-name="Tabla1.A1" office:value-type="string">
            <text:p text:style-name="P11"><text:span text:style-name="Strong_20_Emphasis">Pruebas y Documentación</text:span></text:p>
          </table:table-cell>
          <table:table-cell table:style-name="Tabla1.A1" office:value-type="string">
            <text:p text:style-name="P11">Realizar pruebas con usuarios clave, evaluar la efectividad del prototipo y documentar mejoras. Elaborar el informe final con conclusiones.</text:p>
          </table:table-cell>
        </table:table-row>
      </table:table>
      <text:p text:style-name="P7"/>
      <text:p text:style-name="P7"/>
      <text:p text:style-name="P7"/>
      <text:p text:style-name="P6">Referencias</text:p>
      <text:list text:style-name="L10">
        <text:list-item>
          <text:p text:style-name="P8">Castro, E. E. N., Bénard-Valle, M., Alagón, A., Gil, G., de León, J. L., &amp; Borja, M. (2020). Serpientes venenosas en México: una revisión al estudio de los venenos, los antivenenos y la epidemiología. <text:span text:style-name="Emphasis">Revista Latinoamericana de Herpetología, 3</text:span>(2), 5-22.</text:p>
        </text:list-item>
      </text:list>
      <text:list text:style-name="L8">
        <text:list-item>
          <text:p text:style-name="P35">Fernández de Gamarra Martínez, E., Aguilar Salmerón, R., García Pelaéz, M., Broto Sumalla, A., Martínez Sánchez, L., &amp; Nogué Xarau, S. (2016). <text:span text:style-name="Emphasis">Disponibilidad de antiviperinos en Cataluña</text:span>. Butlletí d’Informació Terapèutica, 27(4), 28-30.</text:p>
        </text:list-item>
      </text:list>
      <text:list text:style-name="L9">
        <text:list-item>
          <text:p text:style-name="P36">Perezgrovas Garza, R. A., &amp; Sedano Quirarte, E. J. (2019). <text:span text:style-name="Emphasis">Estudio de la fauna silvestre de México y las interacciones humano-animal</text:span>. Red Mexicana sobre Conservación y Utilización de los Recursos Zoogenéticos, A.C. </text:p>
        </text:list-item>
        <text:list-item>
          <text:p text:style-name="P36">Reyes-Velázquez, E. A., &amp; Benitez, A. G. Mordeduras de serpientes.</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28T19:27:23.001000000</meta:creation-date>
    <dc:date>2025-01-29T00:01:17.548000000</dc:date>
    <meta:editing-duration>PT1H20M41S</meta:editing-duration>
    <meta:editing-cycles>3</meta:editing-cycles>
    <meta:generator>LibreOffice/7.4.2.3$Windows_X86_64 LibreOffice_project/382eef1f22670f7f4118c8c2dd222ec7ad009daf</meta:generator>
    <meta:document-statistic meta:table-count="1" meta:image-count="0" meta:object-count="0" meta:page-count="8" meta:paragraph-count="139" meta:word-count="2645" meta:character-count="17980" meta:non-whitespace-character-count="15520"/>
  </office:meta>
</office:document-meta>
</file>